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text>A</mtext>
            <mrow>
              <munderover>
                <mi mathvariant="normal">∑</mi>
                <mrow>
                  <mi>i</mi>
                  <mi mathvariant="normal">=</mi>
                  <mn>1</mn>
                </mrow>
                <mn>11</mn>
              </munderover>
              <msubsup>
                <mi>x</mi>
                <mi>i</mi>
                <mn>2</mn>
              </msubsup>
            </mrow>
            <mrow>
              <mi/>
              <mo stretchy="false">+</mo>
              <mi/>
            </mrow>
            <mtext>B</mtext>
            <mrow>
              <munderover>
                <mi mathvariant="normal">∑</mi>
                <mrow>
                  <mi>i</mi>
                  <mi mathvariant="normal">=</mi>
                  <mn>1</mn>
                </mrow>
                <mn>11</mn>
              </munderover>
              <msub>
                <mi>x</mi>
                <mi>i</mi>
              </msub>
            </mrow>
            <mrow>
              <mi/>
              <mi mathvariant="normal">=</mi>
              <mi/>
            </mrow>
            <mrow>
              <munderover>
                <mi mathvariant="normal">∑</mi>
                <mrow>
                  <mi>i</mi>
                  <mi mathvariant="normal">=</mi>
                  <mn>1</mn>
                </mrow>
                <mn>11</mn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</mrow>
        </mtd>
      </mtr>
      <mtr>
        <mtd>
          <mrow>
            <mtext>A</mtext>
            <mrow>
              <munderover>
                <mi mathvariant="normal">∑</mi>
                <mrow>
                  <mi>i</mi>
                  <mi mathvariant="normal">=</mi>
                  <mn>1</mn>
                </mrow>
                <mn>11</mn>
              </munderover>
              <msub>
                <mi>x</mi>
                <mi>i</mi>
              </msub>
            </mrow>
            <mrow>
              <mi/>
              <mo stretchy="false">+</mo>
              <mi/>
            </mrow>
            <mtext>B</mtext>
            <mi>n</mi>
            <mrow>
              <mi/>
              <mi mathvariant="normal">=</mi>
              <mi/>
            </mrow>
            <mrow>
              <munderover>
                <mi mathvariant="normal">∑</mi>
                <mrow>
                  <mi>i</mi>
                  <mi mathvariant="normal">=</mi>
                  <mn>1</mn>
                </mrow>
                <mn>11</mn>
              </munderover>
              <msub>
                <mi>y</mi>
                <mi>i</mi>
              </msub>
            </mrow>
          </mrow>
        </mtd>
      </mtr>
      <mtr>
        <mtd/>
      </mtr>
      <mtr>
        <mtd>
          <mtext>Replacing the sums...</mtext>
        </mtd>
      </mtr>
      <mtr>
        <mtd>
          <mrow>
            <mtext>A</mtext>
            <mrow>
              <mo stretchy="false">(</mo>
              <mn>506</mn>
              <mo stretchy="false">)</mo>
            </mrow>
            <mrow>
              <mi/>
              <mo stretchy="false">+</mo>
              <mi/>
            </mrow>
            <mtext>B</mtext>
            <mrow>
              <mo stretchy="false">(</mo>
              <mn>66</mn>
              <mo stretchy="false">)</mo>
            </mrow>
            <mrow>
              <mi/>
              <mi mathvariant="normal">=</mi>
              <mi/>
            </mrow>
            <mn>1183.3</mn>
          </mrow>
        </mtd>
      </mtr>
      <mtr>
        <mtd>
          <mrow>
            <mtext>A</mtext>
            <mrow>
              <mo stretchy="false">(</mo>
              <mn>66</mn>
              <mo stretchy="false">)</mo>
            </mrow>
            <mrow>
              <mi/>
              <mo stretchy="false">+</mo>
              <mi/>
            </mrow>
            <mtext>B</mtext>
            <mrow>
              <mo stretchy="false">(</mo>
              <mn>11</mn>
              <mo stretchy="false">)</mo>
            </mrow>
            <mrow>
              <mi/>
              <mi mathvariant="normal">=</mi>
              <mi/>
            </mrow>
            <mn>174</mn>
          </mrow>
        </mtd>
      </mtr>
      <mtr>
        <mtd/>
      </mtr>
      <mtr>
        <mtd>
          <mtext>Solving for A in the top equation...</mtext>
        </mtd>
      </mtr>
      <mtr>
        <mtd>
          <mrow>
            <mtext>A</mtext>
            <mrow>
              <mo stretchy="false">(</mo>
              <mn>506</mn>
              <mo stretchy="false">)</mo>
            </mrow>
            <mrow>
              <mi/>
              <mi mathvariant="normal">=</mi>
              <mi/>
            </mrow>
            <mrow>
              <mn>1183.3</mn>
              <mi mathvariant="normal">−</mi>
              <mtext>B</mtext>
            </mrow>
            <mrow>
              <mo stretchy="false">(</mo>
              <mn>66</mn>
              <mo stretchy="false">)</mo>
            </mrow>
          </mrow>
        </mtd>
      </mtr>
      <mtr>
        <mtd>
          <mrow>
            <mtext>A</mtext>
            <mrow>
              <mi/>
              <mi mathvariant="normal">=</mi>
              <mi/>
            </mrow>
            <mfrac>
              <mrow>
                <mrow>
                  <mn>1183.3</mn>
                  <mi mathvariant="normal">−</mi>
                  <mtext>B</mtext>
                </mrow>
                <mrow>
                  <mo stretchy="false">(</mo>
                  <mn>66</mn>
                  <mo stretchy="false">)</mo>
                </mrow>
              </mrow>
              <mn>506</mn>
            </mfrac>
          </mrow>
        </mtd>
      </mtr>
      <mtr>
        <mtd/>
      </mtr>
      <mtr>
        <mtd>
          <mtext>Replacing second equation's A with solved A...</mtext>
        </mtd>
      </mtr>
      <mtr>
        <mtd>
          <mrow>
            <mtext/>
            <mfrac>
              <mrow>
                <mrow>
                  <mn>1183.3</mn>
                  <mi mathvariant="normal">−</mi>
                  <mtext>B</mtext>
                </mrow>
                <mrow>
                  <mo stretchy="false">(</mo>
                  <mn>66</mn>
                  <mo stretchy="false">)</mo>
                </mrow>
              </mrow>
              <mn>506</mn>
            </mfrac>
            <mn>66</mn>
            <mrow>
              <mi/>
              <mo stretchy="false">+</mo>
              <mi/>
            </mrow>
            <mtext>B</mtext>
            <mrow>
              <mo stretchy="false">(</mo>
              <mn>11</mn>
              <mo stretchy="false">)</mo>
            </mrow>
            <mrow>
              <mi/>
              <mi mathvariant="normal">=</mi>
              <mi/>
            </mrow>
            <mn>174</mn>
          </mrow>
        </mtd>
      </mtr>
      <mtr>
        <mtd>
          <mrow>
            <mtext/>
            <mfrac>
              <mrow>
                <mn>3</mn>
                <mrow>
                  <mo stretchy="false">(</mo>
                  <mrow>
                    <mrow>
                      <mn>1183.3</mn>
                      <mi mathvariant="normal">−</mi>
                      <mtext>B</mtext>
                    </mrow>
                    <mrow>
                      <mo stretchy="false">(</mo>
                      <mn>66</mn>
                      <mo stretchy="false">)</mo>
                    </mrow>
                  </mrow>
                  <mo stretchy="false">)</mo>
                </mrow>
              </mrow>
              <mn>23</mn>
            </mfrac>
            <mrow>
              <mi/>
              <mo stretchy="false">+</mo>
              <mi/>
            </mrow>
            <mtext>B</mtext>
            <mrow>
              <mo stretchy="false">(</mo>
              <mn>11</mn>
              <mo stretchy="false">)</mo>
            </mrow>
            <mrow>
              <mi/>
              <mi mathvariant="normal">=</mi>
              <mi/>
            </mrow>
            <mn>174</mn>
          </mrow>
        </mtd>
      </mtr>
      <mtr>
        <mtd>
          <mrow>
            <mtext/>
            <mrow>
              <mn>154.343478</mn>
              <mi mathvariant="normal">−</mi>
              <mtext>B</mtext>
            </mrow>
            <mrow>
              <mo stretchy="false">(</mo>
              <mn>8.608696</mn>
              <mo stretchy="false">)</mo>
            </mrow>
            <mrow>
              <mi/>
              <mo stretchy="false">+</mo>
              <mi/>
            </mrow>
            <mtext>B</mtext>
            <mrow>
              <mo stretchy="false">(</mo>
              <mn>11</mn>
              <mo stretchy="false">)</mo>
            </mrow>
            <mrow>
              <mi/>
              <mi mathvariant="normal">=</mi>
              <mi/>
            </mrow>
            <mn>174</mn>
          </mrow>
        </mtd>
      </mtr>
      <mtr>
        <mtd>
          <mrow>
            <mtext>B</mtext>
            <mrow>
              <mo stretchy="false">(</mo>
              <mn>2.391304</mn>
              <mo stretchy="false">)</mo>
            </mrow>
            <mrow>
              <mi/>
              <mi mathvariant="normal">=</mi>
              <mi/>
            </mrow>
            <mn>19.656522</mn>
          </mrow>
        </mtd>
      </mtr>
      <mtr>
        <mtd>
          <mrow>
            <mtext>B</mtext>
            <mrow>
              <mi/>
              <mi mathvariant="normal">=</mi>
              <mi/>
            </mrow>
            <mn>8.220001</mn>
          </mrow>
        </mtd>
      </mtr>
      <mtr>
        <mtd/>
      </mtr>
      <mtr>
        <mtd>
          <mtext>Plugging B value back into first equation...</mtext>
        </mtd>
      </mtr>
      <mtr>
        <mtd>
          <mrow>
            <mtext>A</mtext>
            <mrow>
              <mo stretchy="false">(</mo>
              <mn>506</mn>
              <mo stretchy="false">)</mo>
            </mrow>
            <mrow>
              <mi/>
              <mo stretchy="false">+</mo>
              <mi/>
            </mrow>
            <mrow>
              <mo stretchy="false">(</mo>
              <mn>8.220001</mn>
              <mo stretchy="false">)</mo>
            </mrow>
            <mrow>
              <mo stretchy="false">(</mo>
              <mn>66</mn>
              <mo stretchy="false">)</mo>
            </mrow>
            <mrow>
              <mi/>
              <mi mathvariant="normal">=</mi>
              <mi/>
            </mrow>
            <mn>1183.3</mn>
          </mrow>
        </mtd>
      </mtr>
      <mtr>
        <mtd>
          <mrow>
            <mtext>A</mtext>
            <mrow>
              <mi/>
              <mi mathvariant="normal">=</mi>
              <mi/>
            </mrow>
          </mrow>
        </mtd>
      </mtr>
    </mtable>
    <annotation encoding="StarMath 5.0">alignl{"A" sum from i=1 to 11{x_i^2}~+~"B" sum from i=1 to 11{x_i}~=~sum from i=1 to 11{x_i y_i}}
newline
alignl{"A" sum from i=1 to 11{x_i}~+~"B" n~=~sum from i=1 to 11{y_i}}
newline newline
"Replacing the sums..."
newline
alignl{"A" (506)~+~"B" (66)~=~1183.3}
newline
alignl{"A" (66)~+~"B" (11)~=~174}
newline newline
"Solving for A in the top equation..."
newline
alignl{"A" (506)~=~1183.3 - "B" (66)}
newline
"A"~=~{1183.3 - "B" (66)} over {506}
newline newline
"Replacing second equation's A with solved A..."
newline
""{1183.3 - "B" (66)} over {506} 66~+~"B" (11)~=~174
newline
""{3(1183.3 - "B" (66))} over {23}~+~"B" (11)~=~174
newline
""154.343478 - "B" (8.608696)~+~"B" (11)~=~174
newline
"B" (2.391304)~=~19.656522
newline
"B"~=~8.220001
newline newline
"Plugging B value back into first equation..."
newline
"A" (506)~+~(8.220001)(66)~=~1183.3
newline
"A"~=~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5T20:46:05.55</meta:creation-date>
    <meta:generator>OpenOffice.org/3.2$Win32 OpenOffice.org_project/320m18$Build-9502</meta:generator>
  </office:meta>
</office:document-meta>
</file>